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How old are you?</text:p>
      <text:p text:style-name="Normal"/>
      <text:p text:style-name="Normal">21</text:p>
      <text:p text:style-name="Normal"/>
      <text:p text:style-name="P2">What is your gender?</text:p>
      <text:p text:style-name="Normal"/>
      <text:p text:style-name="Normal">Male</text:p>
      <text:p text:style-name="Normal"/>
      <text:p text:style-name="P3">What did you like about the game?</text:p>
      <text:p text:style-name="Normal"/>
      <text:p text:style-name="Normal">I liked the fact that the game felt balanced and it was competitive but in a non-stressful way.</text:p>
      <text:p text:style-name="Normal"/>
      <text:p text:style-name="P4">What did you dislike about the game?</text:p>
      <text:p text:style-name="Normal"/>
      <text:p text:style-name="Normal">It felt weird that I couldn’t move from left to right.</text:p>
      <text:p text:style-name="Normal"/>
      <text:p text:style-name="P5">How do you think the game could be improved?</text:p>
      <text:p text:style-name="Normal"/>
      <text:p text:style-name="Normal">I felt the game could be improved by giving each submarine some sort of special function, e.g. a special ability or an attribute over another etc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Xenis</meta:initial-creator>
    <dc:creator>Xenis</dc:creator>
    <meta:creation-date>2018-04-24T22:11:00Z</meta:creation-date>
    <dc:date>2018-04-24T22:11:00Z</dc:date>
    <meta:template xlink:href="Normal.dotm" xlink:type="simple"/>
    <meta:editing-cycles>2</meta:editing-cycles>
    <meta:editing-duration>PT60S</meta:editing-duration>
    <meta:document-statistic meta:page-count="1" meta:paragraph-count="1" meta:word-count="70" meta:character-count="469" meta:row-count="3" meta:non-whitespace-character-count="400"/>
  </office:meta>
</office:document-meta>
</file>